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" style:parent-style-name="Normal" style:family="paragraph">
      <style:paragraph-properties fo:text-align="start" fo:text-indent="0in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6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Results</text:p>
      <text:p text:style-name="P2">Hierarchical clustering</text:p>
      <text:p text:style-name="P3">To investingate groups that differ<text:s/>highes possible<text:s/>in they objective cognitive performance levels, a hierarchical cluster analysis<text:s/>using ward algorithm with Euclidean distance was conducted.</text:p>
      <text:p text:style-name="P4"><text:span text:style-name="T5">From the initil Stichprobe, 9 participants were excluded based on<text:s/></text:span><text:span text:style-name="T6">missing values in at least one of the cognitive variables, TMT, n-back and PVT. Explorative analysis</text:span><text:span text:style-name="T7">(?)</text:span><text:span text:style-name="T8"><text:s/>of which variables contribute best to resulted in a final clustering based on observed TMT-A and TMT-B completion time and rea</text:span><text:span text:style-name="T9">c</text:span><text:span text:style-name="T10">tion</text:span><text:span text:style-name="T11"><text:s/></text:span><text:span text:style-name="T12">time in PVT.<text:s/></text:span><text:span text:style-name="T13">As TMT-BA ergibt sich aus TMT-A and B, and therefore doppelte Information ist, it was not used to<text:s/></text:span><text:span text:style-name="T14">define clusters, damit die Gewichtung (oder wie sagt man?) der Variablen gleich bleibt.<text:s/></text:span><text:span text:style-name="T15">As participants in general seemed to perform poorly on the n-back, especially in the 2-back task (mean missed targets = 13.5, Range = 3 – 20 missed targets).<text:s/></text:span><text:span text:style-name="T16">The dendrogram<text:s/></text:span><text:span text:style-name="T17">provided proof for reasonable separation two-cluster solution and a four-cluster solution. The two-cluster and four-cluster solution were examined in several differences. The clustering algorithm devided the participants into two distinct clusters and four distinct clusters.<text:s/></text:span></text:p>
      <text:p text:style-name="P18"/>
      <text:p text:style-name="P19">Two-cluster solution</text:p>
      <text:p text:style-name="P20"><text:span text:style-name="T21">Cluster 1 (C1) contained 41 participants, of which 33 reported subjective CD. Con…., Cluster 2 (C2) contained of 29 paricipants, of which 10 reported subjective CD (Table X).</text:span><text:span text:style-name="T22"><text:s/>Comparison of the two clusters were performed using nonparametric Wilcoxon test,<text:s/></text:span><text:span text:style-name="T23">as the assumtion of normality distribution and variance homogeniety were not given for most of the variables.</text:span><text:span text:style-name="T24"><text:s/></text:span><text:span text:style-name="T25">In Table X all comparisons are stated.<text:s/></text:span><text:span text:style-name="T26">The participants<text:s/></text:span><text:span text:style-name="T27">of C2 completed the TMT and reacted in PVT significantly faster as participants in C1. Missed targets in the n-back task were significantly more frequent in C1 compared to C2</text:span><text:span text:style-name="T28">.<text:s/></text:span><text:span text:style-name="T29"><text:s/>No significant differneces were found between clusters in age, level of education,<text:s/></text:span><text:span text:style-name="T30">fatigue scores, quality of sleep, anxiety and depression.<text:s/></text:span><text:span text:style-name="T31">No auffällige Werte in HADS and Fatigue, but scores in PSQI indicate poor sleep quality in both clusters (</text:span><text:span text:style-name="T32">C1: m = 7.43, SD = 4.3; C2: m = 6.2, SD = 3.7).</text:span><text:span text:style-name="T33"><text:s/>The subgroups<text:s/></text:span><text:span text:style-name="T34">no</text:span><text:span text:style-name="T35"><text:s/></text:span><text:span text:style-name="T36">self-</text:span><text:span text:style-name="T37">reported CD C1</text:span><text:span text:style-name="T38">,<text:s/></text:span><text:span text:style-name="T39">self-</text:span><text:span text:style-name="T40">reported CD C1</text:span><text:span text:style-name="T41">,<text:s/></text:span><text:span text:style-name="T42">no</text:span><text:span text:style-name="T43"><text:s/>self-</text:span><text:span text:style-name="T44">reported CD C2</text:span><text:span text:style-name="T45"><text:s/>and<text:s/></text:span><text:span text:style-name="T46">self-</text:span><text:span text:style-name="T47">reported CD C2</text:span><text:span text:style-name="T48"><text:s/>were compared.</text:span></text:p>
      <text:p text:style-name="P49"><text:span text:style-name="T50">Besides observed group differences in cognitive variables, t</text:span><text:span text:style-name="T51">he Kruskal-Wallis test indicated<text:s/></text:span><text:span text:style-name="T52">significant group<text:s/></text:span><text:span text:style-name="T53">difference<text:s/></text:span><text:span text:style-name="T54">alle questionnaire scores. Dunn</text:span><text:span text:style-name="T55"><text:s/>post-hoc testing revealed</text:span><text:span text:style-name="T56"><text:s/>significant differences between the no self-reported CD group and self-reported CD group within C2 in PSQI, FACIT-F and HADS-A scores (Abbildung). The<text:s/></text:span><text:span text:style-name="T57">self-reported CD C2</text:span><text:span text:style-name="T58"><text:s/></text:span><text:soft-page-break/><text:span text:style-name="T59">group showed the most severe scores<text:s/></text:span><text:span text:style-name="T60">compared to the other three subgroups in all questionnair scores (Table X). It is the only subgroup showing clinical significant fatigue (FACIT-F: M = 27.7, SD = 11.1) and elevanted levels of anxiety (HADS-A: M = 8.00, The<text:s/></text:span><text:span text:style-name="T61">no self-reported CD C2<text:s/></text:span><text:span text:style-name="T62">group on the other hand showed the less severe scores compared to the other three subgroup (Table X).</text:span></text:p>
      <text:p text:style-name="P63"/>
      <text:p text:style-name="P64">Four-cluster solution</text:p>
      <text:p text:style-name="P65">C2 stayed the same as in the two-cluster solution, while C1 was split into<text:s/>three new clusters<text:s/>(Appendix).<text:s/></text:p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05:31:00Z</meta:creation-date>
    <dc:date>2025-03-30T09:49:00Z</dc:date>
    <meta:template xlink:href="Normal.dotm" xlink:type="simple"/>
    <meta:editing-cycles>5</meta:editing-cycles>
    <meta:editing-duration>PT0S</meta:editing-duration>
    <meta:document-statistic meta:page-count="2" meta:paragraph-count="6" meta:word-count="421" meta:character-count="3071" meta:row-count="22" meta:non-whitespace-character-count="2656"/>
  </office:meta>
</office:document-meta>
</file>